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Laboration, Block 2, Nätverksteknologier.</text:p>
      <text:p text:style-name="Standard"/>
      <text:p text:style-name="P2">Namn på övning: DHCP 1</text:p>
      <text:p text:style-name="Standard"/>
      <text:p text:style-name="P2">Förkunskaper:</text:p>
      <text:p text:style-name="Standard"/>
      <text:p text:style-name="Standard">1. Block 1 avklarat med minst betyg E.</text:p>
      <text:p text:style-name="Standard">2. Teoripass 1 för kursen Nätverksteknologier.</text:p>
      <text:p text:style-name="Standard"/>
      <text:p text:style-name="P2">Resurser:</text:p>
      <text:p text:style-name="Standard"/>
      <text:p text:style-name="Standard">1. 1 Styck fysisk server, i7.</text:p>
      <text:p text:style-name="Standard">2. 1 Styck virtuell server 20xx, (2008, 2008R2, 2012, 2012R2).</text:p>
      <text:p text:style-name="Standard">3. 1 Styck virtual klient, windows (XP, 7,8,10).</text:p>
      <text:p text:style-name="Standard">4. 1 Styck switch (Valfri).</text:p>
      <text:p text:style-name="Standard">5. TP kablar (varierande längd och antal).</text:p>
      <text:p text:style-name="Standard"/>
      <text:p text:style-name="P2">Mål:</text:p>
      <text:p text:style-name="Standard"/>
      <text:p text:style-name="Standard"><text:span text:style-name="T1">Från</text:span> din virtuella server skall komplett IP konfiguration delas ut <text:span text:style-name="T1">till </text:span>din virtuallea klient.</text:p>
      <text:p text:style-name="Standard"/>
      <text:p text:style-name="P1">Använd bara den konfigurationsmöjligheter som passar till Windows klienter, och kanske inte ens alla dessa, tänk efter före</text:p>
      <text:p text:style-name="Standard"/>
      <text:p text:style-name="Standard">Inlämnad dokumentation skall innehålla en <text:span text:style-name="T1">lista över vilka konfigureringsalternativ som är applicerbara på en Windows klient och en kortfattad förklaring för var och en.</text:span></text:p>
      <text:p text:style-name="Standard"/>
      <text:p text:style-name="P3">För betyget A skall även en <text:span text:style-name="T1">utförlig redogörelse ges över ALLA alternativ som är applicerbara på en Windows klient.</text:span></text:p>
      <text:p text:style-name="Standard"/>
      <text:p text:style-name="P2">Tips:</text:p>
      <text:p text:style-name="Standard"><text:span text:style-name="T1">Innan du börjar,dokumentera noga dina nuvarande IP konfiguration för att kunna Jämföra med vad du kan åstadkomma med en egen DHCP server</text:span>.</text:p>
      <text:p text:style-name="Standard"/>
      <text:p text:style-name="P6">Translation (by google translator)</text:p>
      <text:p text:style-name="Standard"/>
      <text:p text:style-name="P2">Goal:</text:p>
      <text:p text:style-name="Standard"/>
      <text:p text:style-name="Standard">From your virtual server, complete IP configuration will be distributed to your virtuallea client.</text:p>
      <text:p text:style-name="Standard">Only use the configuration options that are suitable for Windows clients, and maybe not even all of these, think about before</text:p>
      <text:p text:style-name="Standard">Submitted documentation must contain a list of the configuration options applicable to a Windows client and a brief explanation for each.</text:p>
      <text:p text:style-name="Standard"/>
      <text:p text:style-name="P3">For grade A, a detailed statement will be given over ALL options that are applicable to a Windows client.</text:p>
      <text:p text:style-name="Standard"/>
      <text:p text:style-name="P2">Tip:</text:p>
      <text:p text:style-name="Standard">Before you begin, carefully document your current IP configuration to be able to match what you can accomplish with your own DHCP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6S</meta:editing-duration>
    <meta:editing-cycles>4</meta:editing-cycles>
    <meta:generator>OpenOffice/4.1.2$Win32 OpenOffice.org_project/412m3$Build-9782</meta:generator>
    <dc:date>2017-05-04T15:22:19.75</dc:date>
    <dc:creator>Robert Kristian Alm</dc:creator>
    <meta:document-statistic meta:table-count="0" meta:image-count="0" meta:object-count="0" meta:page-count="1" meta:paragraph-count="26" meta:word-count="264" meta:character-count="1669"/>
    <meta:user-defined meta:name="Info 1"/>
    <meta:user-defined meta:name="Info 2"/>
    <meta:user-defined meta:name="Info 3"/>
    <meta:user-defined meta:name="Info 4"/>
  </office:meta>
</office:document-meta>
</file>